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3"/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Tabelle 1" table:style-name="ta1">
        <table:shapes>
          <draw:frame draw:z-index="0" draw:style-name="gr1" draw:text-style-name="P1" svg:width="24.661cm" svg:height="13.871cm" svg:x="14.473cm" svg:y="0.871cm">
            <draw:object draw:notify-on-update-of-ranges="'Tabelle 1'.A2:'Tabelle 1'.A16 'Tabelle 1'.B1:'Tabelle 1'.B1 'Tabelle 1'.B2:'Tabelle 1'.B16 'Tabelle 1'.A2:'Tabelle 1'.A16 'Tabelle 1'.C1:'Tabelle 1'.C1 'Tabelle 1'.C2:'Tabelle 1'.C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<text:span text:style-name="T1">frequency</text:span> (kHz)</text:p>
          </table:table-cell>
          <table:table-cell office:value-type="string" calcext:value-type="string">
            <text:p>Brightnis (lux)</text:p>
          </table:table-cell>
          <table:table-cell office:value-type="string" calcext:value-type="string">
            <text:p>f(x)</text:p>
          </table:table-cell>
          <table:table-cell table:style-name="ce1" office:value-type="string" calcext:value-type="string">
            <text:p>dif</text:p>
          </table:table-cell>
          <table:table-cell table:number-columns-repeated="10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table:formula="of:=[.$E$24]*POWER([.$E$25];[.A2])+[.$E$26]" office:value-type="float" office:value="0.19378776941528" calcext:value-type="float">
            <text:p>0</text:p>
          </table:table-cell>
          <table:table-cell table:style-name="ce1" table:formula="of:=ABS([.C2]-[.B2])" office:value-type="float" office:value="0.19378776941528" calcext:value-type="float">
            <text:p>0,19</text:p>
          </table:table-cell>
          <table:table-cell table:number-columns-repeated="10"/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63" calcext:value-type="float">
            <text:p>63</text:p>
          </table:table-cell>
          <table:table-cell table:formula="of:=[.$E$24]*POWER([.$E$25];[.A3])+[.$E$26]" office:value-type="float" office:value="73.4606788147542" calcext:value-type="float">
            <text:p>73</text:p>
          </table:table-cell>
          <table:table-cell table:style-name="ce1" table:formula="of:=ABS([.C3]-[.B3])" office:value-type="float" office:value="10.4606788147542" calcext:value-type="float">
            <text:p>10,46</text:p>
          </table:table-cell>
          <table:table-cell table:number-columns-repeated="10"/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90" calcext:value-type="float">
            <text:p>90</text:p>
          </table:table-cell>
          <table:table-cell table:formula="of:=[.$E$24]*POWER([.$E$25];[.A4])+[.$E$26]" office:value-type="float" office:value="101.715894832445" calcext:value-type="float">
            <text:p>102</text:p>
          </table:table-cell>
          <table:table-cell table:style-name="ce1" table:formula="of:=ABS([.C4]-[.B4])" office:value-type="float" office:value="11.7158948324445" calcext:value-type="float">
            <text:p>11,72</text:p>
          </table:table-cell>
          <table:table-cell table:number-columns-repeated="10"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154" calcext:value-type="float">
            <text:p>154</text:p>
          </table:table-cell>
          <table:table-cell table:formula="of:=[.$E$24]*POWER([.$E$25];[.A5])+[.$E$26]" office:value-type="float" office:value="164.119210247261" calcext:value-type="float">
            <text:p>164</text:p>
          </table:table-cell>
          <table:table-cell table:style-name="ce1" table:formula="of:=ABS([.C5]-[.B5])" office:value-type="float" office:value="10.1192102472613" calcext:value-type="float">
            <text:p>10,12</text:p>
          </table:table-cell>
          <table:table-cell table:number-columns-repeated="10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235" calcext:value-type="float">
            <text:p>235</text:p>
          </table:table-cell>
          <table:table-cell table:formula="of:=[.$E$24]*POWER([.$E$25];[.A6])+[.$E$26]" office:value-type="float" office:value="241.516501203211" calcext:value-type="float">
            <text:p>242</text:p>
          </table:table-cell>
          <table:table-cell table:style-name="ce1" table:formula="of:=ABS([.C6]-[.B6])" office:value-type="float" office:value="6.51650120321096" calcext:value-type="float">
            <text:p>6,52</text:p>
          </table:table-cell>
          <table:table-cell table:number-columns-repeated="10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330" calcext:value-type="float">
            <text:p>330</text:p>
          </table:table-cell>
          <table:table-cell table:formula="of:=[.$E$24]*POWER([.$E$25];[.A7])+[.$E$26]" office:value-type="float" office:value="330.12190703658" calcext:value-type="float">
            <text:p>330</text:p>
          </table:table-cell>
          <table:table-cell table:style-name="ce1" table:formula="of:=ABS([.C7]-[.B7])" office:value-type="float" office:value="0.121907036580012" calcext:value-type="float">
            <text:p>0,12</text:p>
          </table:table-cell>
          <table:table-cell table:number-columns-repeated="10"/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442" calcext:value-type="float">
            <text:p>442</text:p>
          </table:table-cell>
          <table:table-cell table:formula="of:=[.$E$24]*POWER([.$E$25];[.A8])+[.$E$26]" office:value-type="float" office:value="441.372366689816" calcext:value-type="float">
            <text:p>441</text:p>
          </table:table-cell>
          <table:table-cell table:style-name="ce1" table:formula="of:=ABS([.C8]-[.B8])" office:value-type="float" office:value="0.627633310184137" calcext:value-type="float">
            <text:p>0,63</text:p>
          </table:table-cell>
          <table:table-cell table:number-columns-repeated="10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565" calcext:value-type="float">
            <text:p>565</text:p>
          </table:table-cell>
          <table:table-cell table:formula="of:=[.$E$24]*POWER([.$E$25];[.A9])+[.$E$26]" office:value-type="float" office:value="581.673352440343" calcext:value-type="float">
            <text:p>582</text:p>
          </table:table-cell>
          <table:table-cell table:style-name="ce1" table:formula="of:=ABS([.C9]-[.B9])" office:value-type="float" office:value="16.6733524403435" calcext:value-type="float">
            <text:p>16,67</text:p>
          </table:table-cell>
          <table:table-cell table:number-columns-repeated="10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740" calcext:value-type="float">
            <text:p>740</text:p>
          </table:table-cell>
          <table:table-cell table:formula="of:=[.$E$24]*POWER([.$E$25];[.A10])+[.$E$26]" office:value-type="float" office:value="768.632968738912" calcext:value-type="float">
            <text:p>769</text:p>
          </table:table-cell>
          <table:table-cell table:style-name="ce1" table:formula="of:=ABS([.C10]-[.B10])" office:value-type="float" office:value="28.6329687389123" calcext:value-type="float">
            <text:p>28,63</text:p>
          </table:table-cell>
          <table:table-cell table:number-columns-repeated="10"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880" calcext:value-type="float">
            <text:p>880</text:p>
          </table:table-cell>
          <table:table-cell table:formula="of:=[.$E$24]*POWER([.$E$25];[.A11])+[.$E$26]" office:value-type="float" office:value="908.113032452999" calcext:value-type="float">
            <text:p>908</text:p>
          </table:table-cell>
          <table:table-cell table:style-name="ce1" table:formula="of:=ABS([.C11]-[.B11])" office:value-type="float" office:value="28.113032452999" calcext:value-type="float">
            <text:p>28,11</text:p>
          </table:table-cell>
          <table:table-cell table:number-columns-repeated="10"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1026" calcext:value-type="float">
            <text:p>1026</text:p>
          </table:table-cell>
          <table:table-cell table:formula="of:=[.$E$24]*POWER([.$E$25];[.A12])+[.$E$26]" office:value-type="float" office:value="1062.46103152657" calcext:value-type="float">
            <text:p>1.062</text:p>
          </table:table-cell>
          <table:table-cell table:style-name="ce1" table:formula="of:=ABS([.C12]-[.B12])" office:value-type="float" office:value="36.4610315265668" calcext:value-type="float">
            <text:p>36,46</text:p>
          </table:table-cell>
          <table:table-cell table:number-columns-repeated="10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250" calcext:value-type="float">
            <text:p>1250</text:p>
          </table:table-cell>
          <table:table-cell table:formula="of:=[.$E$24]*POWER([.$E$25];[.A13])+[.$E$26]" office:value-type="float" office:value="1296.26414848961" calcext:value-type="float">
            <text:p>1.296</text:p>
          </table:table-cell>
          <table:table-cell table:style-name="ce1" table:formula="of:=ABS([.C13]-[.B13])" office:value-type="float" office:value="46.2641484896064" calcext:value-type="float">
            <text:p>46,26</text:p>
          </table:table-cell>
          <table:table-cell table:number-columns-repeated="10"/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1488" calcext:value-type="float">
            <text:p>1488</text:p>
          </table:table-cell>
          <table:table-cell table:formula="of:=[.$E$24]*POWER([.$E$25];[.A14])+[.$E$26]" office:value-type="float" office:value="1465.64008747498" calcext:value-type="float">
            <text:p>1.466</text:p>
          </table:table-cell>
          <table:table-cell table:style-name="ce1" table:formula="of:=ABS([.C14]-[.B14])" office:value-type="float" office:value="22.3599125250241" calcext:value-type="float">
            <text:p>22,36</text:p>
          </table:table-cell>
          <table:table-cell table:number-columns-repeated="10"/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708" calcext:value-type="float">
            <text:p>1708</text:p>
          </table:table-cell>
          <table:table-cell table:formula="of:=[.$E$24]*POWER([.$E$25];[.A15])+[.$E$26]" office:value-type="float" office:value="1636.67806296747" calcext:value-type="float">
            <text:p>1.637</text:p>
          </table:table-cell>
          <table:table-cell table:style-name="ce1" table:formula="of:=ABS([.C15]-[.B15])" office:value-type="float" office:value="71.3219370325264" calcext:value-type="float">
            <text:p>71,32</text:p>
          </table:table-cell>
          <table:table-cell table:number-columns-repeated="10"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1880" calcext:value-type="float">
            <text:p>1880</text:p>
          </table:table-cell>
          <table:table-cell table:formula="of:=[.$E$24]*POWER([.$E$25];[.A16])+[.$E$26]" office:value-type="float" office:value="1719.41424715236" calcext:value-type="float">
            <text:p>1.719</text:p>
          </table:table-cell>
          <table:table-cell table:style-name="ce1" table:formula="of:=ABS([.C16]-[.B16])" office:value-type="float" office:value="160.585752847639" calcext:value-type="float">
            <text:p>160,59</text:p>
          </table:table-cell>
          <table:table-cell table:number-columns-repeated="10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float" office:value="83.75" calcext:value-type="float">
            <text:p>83,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" office:value-type="float" office:value="1.65" calcext:value-type="float">
            <text:p>1,65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5" office:value-type="float" office:value="-158" calcext:value-type="float">
            <text:p>-158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13"/>
          <table:table-cell table:style-name="ce5"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6:11:44.3137077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12-09T17:50:29.451552563</dc:date>
    <meta:editing-duration>P7DT22H36M50S</meta:editing-duration>
    <meta:editing-cycles>10</meta:editing-cycles>
    <meta:generator>LibreOffice/6.4.7.2$Linux_X86_64 LibreOffice_project/40$Build-2</meta:generator>
    <meta:document-statistic meta:table-count="1" meta:cell-count="70" meta:object-count="1"/>
  </office:meta>
</office:document-meta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62cm" svg:height="13.872cm" xlink:href=".." xlink:type="simple" chart:class="chart:scatter" chart:style-name="ch1">
        <chart:legend chart:legend-position="end" svg:x="21.201cm" svg:y="6.388cm" style:legend-expansion="high" chart:style-name="ch2"/>
        <chart:plot-area chart:style-name="ch3" table:cell-range-address="'Tabelle 1'.A2:'Tabelle 1'.C16 'Tabelle 1'.B1:'Tabelle 1'.C1" chart:data-source-has-labels="row" svg:x="0.493cm" svg:y="0.277cm" svg:width="20.215cm" svg:height="13.318cm">
          <chartooo:coordinate-region svg:x="1.3cm" svg:y="0.476cm" svg:width="19.129cm" svg:height="12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belle 1'.B2:'Tabelle 1'.B16" chart:label-cell-address="'Tabelle 1'.B1:'Tabelle 1'.B1" chart:class="chart:scatter">
            <chart:domain table:cell-range-address="'Tabelle 1'.A2:'Tabelle 1'.A16"/>
            <chart:data-point chart:repeated="15"/>
          </chart:series>
          <chart:series chart:style-name="ch7" chart:values-cell-range-address="'Tabelle 1'.C2:'Tabelle 1'.C16" chart:label-cell-address="'Tabelle 1'.C1:'Tabelle 1'.C1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ightnis (lux)</text:p>
                <draw:g>
                  <svg:desc>'Tabelle 1'.B1:'Tabelle 1'.B1</svg:desc>
                </draw:g>
              </table:table-cell>
              <table:table-cell office:value-type="string">
                <text:p>f(x)</text:p>
                <draw:g>
                  <svg:desc>'Tabelle 1'.C1:'Tabell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">
                <text:p>1.27</text:p>
                <draw:g>
                  <svg:desc>'Tabelle 1'.A2:'Tabelle 1'.A16</svg:desc>
                </draw:g>
              </table:table-cell>
              <table:table-cell office:value-type="float" office:value="0">
                <text:p>0</text:p>
                <draw:g>
                  <svg:desc>'Tabelle 1'.B2:'Tabelle 1'.B16</svg:desc>
                </draw:g>
              </table:table-cell>
              <table:table-cell office:value-type="float" office:value="0.19378776941528">
                <text:p>0.19378776941528</text:p>
                <draw:g>
                  <svg:desc>'Tabelle 1'.C2:'Tabelle 1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">
                <text:p>2.03</text:p>
              </table:table-cell>
              <table:table-cell office:value-type="float" office:value="63">
                <text:p>63</text:p>
              </table:table-cell>
              <table:table-cell office:value-type="float" office:value="73.4606788147542">
                <text:p>73.4606788147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">
                <text:p>2.26</text:p>
              </table:table-cell>
              <table:table-cell office:value-type="float" office:value="90">
                <text:p>90</text:p>
              </table:table-cell>
              <table:table-cell office:value-type="float" office:value="101.715894832445">
                <text:p>101.715894832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154">
                <text:p>154</text:p>
              </table:table-cell>
              <table:table-cell office:value-type="float" office:value="164.119210247261">
                <text:p>164.119210247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">
                <text:p>3.12</text:p>
              </table:table-cell>
              <table:table-cell office:value-type="float" office:value="235">
                <text:p>235</text:p>
              </table:table-cell>
              <table:table-cell office:value-type="float" office:value="241.516501203211">
                <text:p>241.516501203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2">
                <text:p>3.52</text:p>
              </table:table-cell>
              <table:table-cell office:value-type="float" office:value="330">
                <text:p>330</text:p>
              </table:table-cell>
              <table:table-cell office:value-type="float" office:value="330.12190703658">
                <text:p>330.12190703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3">
                <text:p>3.93</text:p>
              </table:table-cell>
              <table:table-cell office:value-type="float" office:value="442">
                <text:p>442</text:p>
              </table:table-cell>
              <table:table-cell office:value-type="float" office:value="441.372366689816">
                <text:p>441.372366689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5">
                <text:p>4.35</text:p>
              </table:table-cell>
              <table:table-cell office:value-type="float" office:value="565">
                <text:p>565</text:p>
              </table:table-cell>
              <table:table-cell office:value-type="float" office:value="581.673352440343">
                <text:p>581.67335244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">
                <text:p>4.8</text:p>
              </table:table-cell>
              <table:table-cell office:value-type="float" office:value="740">
                <text:p>740</text:p>
              </table:table-cell>
              <table:table-cell office:value-type="float" office:value="768.632968738912">
                <text:p>768.63296873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8">
                <text:p>5.08</text:p>
              </table:table-cell>
              <table:table-cell office:value-type="float" office:value="880">
                <text:p>880</text:p>
              </table:table-cell>
              <table:table-cell office:value-type="float" office:value="908.113032452999">
                <text:p>908.11303245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5">
                <text:p>5.35</text:p>
              </table:table-cell>
              <table:table-cell office:value-type="float" office:value="1026">
                <text:p>1026</text:p>
              </table:table-cell>
              <table:table-cell office:value-type="float" office:value="1062.46103152657">
                <text:p>1062.46103152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">
                <text:p>5.7</text:p>
              </table:table-cell>
              <table:table-cell office:value-type="float" office:value="1250">
                <text:p>1250</text:p>
              </table:table-cell>
              <table:table-cell office:value-type="float" office:value="1296.26414848961">
                <text:p>1296.26414848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2">
                <text:p>5.92</text:p>
              </table:table-cell>
              <table:table-cell office:value-type="float" office:value="1488">
                <text:p>1488</text:p>
              </table:table-cell>
              <table:table-cell office:value-type="float" office:value="1465.64008747498">
                <text:p>1465.64008747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2">
                <text:p>6.12</text:p>
              </table:table-cell>
              <table:table-cell office:value-type="float" office:value="1708">
                <text:p>1708</text:p>
              </table:table-cell>
              <table:table-cell office:value-type="float" office:value="1636.67806296747">
                <text:p>1636.67806296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1">
                <text:p>6.21</text:p>
              </table:table-cell>
              <table:table-cell office:value-type="float" office:value="1880">
                <text:p>1880</text:p>
              </table:table-cell>
              <table:table-cell office:value-type="float" office:value="1719.41424715236">
                <text:p>1719.414247152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